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eb3c" officeooo:paragraph-rsid="000feb3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feb3c" officeooo:paragraph-rsid="000feb3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eb3c"/>
    </style:style>
    <style:style style:name="P4" style:family="paragraph" style:parent-style-name="Standard">
      <style:paragraph-properties fo:text-align="start" style:justify-single-word="false"/>
      <style:text-properties officeooo:paragraph-rsid="001174c9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eb3c" officeooo:paragraph-rsid="000feb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eb3c" officeooo:paragraph-rsid="000feb3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74c9" officeooo:paragraph-rsid="001174c9" style:font-size-asian="10.5pt" style:font-weight-asian="normal" style:font-size-complex="12pt" style:font-weight-complex="normal"/>
    </style:style>
    <style:style style:name="T1" style:family="text">
      <style:text-properties fo:font-size="15pt" fo:font-weight="bold" officeooo:rsid="000feb3c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officeooo:rsid="000feb3c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officeooo:rsid="001174c9" style:font-size-asian="10.5pt" style:font-weight-asian="normal" style:font-size-complex="12pt" style:font-weight-complex="normal"/>
    </style:style>
    <style:style style:name="T5" style:family="text">
      <style:text-properties fo:font-size="12pt" fo:font-weight="bold" officeooo:rsid="001174c9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 Explication commande GIT :</text:p>
      <text:p text:style-name="P2"/>
      <text:p text:style-name="P2">Liazid Gracia Mikaïl</text:p>
      <text:p text:style-name="P3"><text:span text:style-name="T1">Silue </text:span><text:span text:style-name="T2">Emmanuel</text:span></text:p>
      <text:p text:style-name="P2"/>
      <text:p text:style-name="P6">Pour commencer, nous avons crée notre repo sur github. Ensuite nous voulons cloner ce même repo sur nos pc, pour ce faire, nous utilisons la commande <text:span text:style-name="T3">« git clone (clé https/ssh) »</text:span>.</text:p>
      <text:p text:style-name="P6">Quand cela a été fait, nous avons mis en place la structure du projet.</text:p>
      <text:p text:style-name="P6"/>
      <text:p text:style-name="P5">├── src/ <text:s text:c="24"/># Code source du jeu</text:p>
      <text:p text:style-name="P5">├── tests/ <text:s text:c="8"/><text:tab/> <text:s text:c="4"/># Dossier pour les tests</text:p>
      <text:p text:style-name="P5">├── docs/ <text:s text:c="13"/><text:tab/> <text:s text:c="4"/># Dossier pour la documentation</text:p>
      <text:p text:style-name="P5">└── README.md <text:s text:c="6"/># Description du projet</text:p>
      <text:p text:style-name="P5"/>
      <text:p text:style-name="P4"><text:span text:style-name="T4">Pour la convention de nos nommage de branches, nous utiliserons le </text:span><text:span text:style-name="T5">« </text:span><text:span text:style-name="T3">Gitflow ».</text:span></text:p>
      <text:p text:style-name="P7">Pour la convention des messages de commit, nous utiliserons <text:span text:style-name="T3">« Conventional commit ».</text:span></text:p>
      <text:p text:style-name="P7">Pour le <text:span text:style-name="T3">« Workflow »</text:span>, nous utiliserons les <text:span text:style-name="T3">« Feature branch »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0:57:26.267298899</meta:creation-date>
    <dc:date>2025-09-25T11:15:45.131156010</dc:date>
    <meta:editing-duration>PT7M5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22" meta:character-count="744" meta:non-whitespace-character-count="571"/>
  </office:meta>
</office:document-meta>
</file>